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4.21pt"/>
    </style:style>
    <style:style style:name="co2" style:family="table-column">
      <style:table-column-properties fo:break-before="auto" style:column-width="614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udio Amplifier with Built-in Filter (Based on PAM8403)</text:p>
          </table:table-cell>
          <table:table-cell office:value-type="string" calcext:value-type="string">
            <text:p><text:a xlink:href="https://othermod.com/product/pam8403-audio-amplifier-with-built-in-filter/" xlink:type="simple">https://othermod.com/product/pam8403-audio-amplifier-with-built-in-filter/</text:a></text:p>
          </table:table-cell>
          <table:table-cell office:value-type="currency" office:currency="USD" office:value="6" calcext:value-type="currency">
            <text:p>$6.00</text:p>
          </table:table-cell>
        </table:table-row>
        <table:table-row table:style-name="ro1">
          <table:table-cell office:value-type="string" calcext:value-type="string">
            <text:p>Advanced-onoff-board</text:p>
          </table:table-cell>
          <table:table-cell office:value-type="string" calcext:value-type="string">
            <text:p><text:a xlink:href="https://othermod.com/product/advanced-onoff-board/" xlink:type="simple">https://othermod.com/product/advanced-onoff-board/</text:a></text:p>
          </table:table-cell>
          <table:table-cell office:value-type="currency" office:currency="USD" office:value="8" calcext:value-type="currency">
            <text:p>$8.00</text:p>
          </table:table-cell>
        </table:table-row>
        <table:table-row table:style-name="ro1">
          <table:table-cell office:value-type="string" calcext:value-type="string">
            <text:p>PI W</text:p>
          </table:table-cell>
          <table:table-cell office:value-type="string" calcext:value-type="string">
            <text:p><text:a xlink:href="https://www.raspberrypi.org/products/raspberry-pi-zero-w/" xlink:type="simple">https://www.raspberrypi.org/products/raspberry-pi-zero-w/</text:a></text:p>
          </table:table-cell>
          <table:table-cell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Kuman Lithium Battery Pack</text:p>
          </table:table-cell>
          <table:table-cell office:value-type="string" calcext:value-type="string">
            <text:p><text:a xlink:href="https://smile.amazon.com/gp/product/B06VT2Y59H/ref=od_aui_detailpages00?ie=UTF8&amp;psc=1" xlink:type="simple">https://smile.amazon.com/gp/product/B06VT2Y59H/ref=od_aui_detailpages00?ie=UTF8&amp;psc=1</text:a></text:p>
          </table:table-cell>
          <table:table-cell office:value-type="currency" office:currency="USD" office:value="16" calcext:value-type="currency">
            <text:p>$16.00</text:p>
          </table:table-cell>
        </table:table-row>
        <table:table-row table:style-name="ro1">
          <table:table-cell office:value-type="string" calcext:value-type="string">
            <text:p>BW 3.5 Inch TFT LCD Monitor for Car / Automobile</text:p>
          </table:table-cell>
          <table:table-cell office:value-type="string" calcext:value-type="string">
            <text:p><text:a xlink:href="https://smile.amazon.com/gp/product/B0045IIZKU/ref=od_aui_detailpages00?ie=UTF8&amp;psc=1" xlink:type="simple">https://smile.amazon.com/gp/product/B0045IIZKU/ref=od_aui_detailpages00?ie=UTF8&amp;psc=1</text:a></text:p>
          </table:table-cell>
          <table:table-cell office:value-type="currency" office:currency="USD" office:value="16.23" calcext:value-type="currency">
            <text:p>$16.23</text:p>
          </table:table-cell>
        </table:table-row>
        <table:table-row table:style-name="ro1">
          <table:table-cell office:value-type="string" calcext:value-type="string">
            <text:p>4 Button PCB For Gameboy DMG-01DIY Pi Zero Made In USA With Grounds and Hole Guide</text:p>
          </table:table-cell>
          <table:table-cell office:value-type="string" calcext:value-type="string">
            <text:p><text:a xlink:href="https://smile.amazon.com/gp/product/B01JKJCQVM/ref=od_aui_detailpages00?ie=UTF8&amp;psc=1" xlink:type="simple">https://smile.amazon.com/gp/product/B01JKJCQVM/ref=od_aui_detailpages00?ie=UTF8&amp;psc=1</text:a></text:p>
          </table:table-cell>
          <table:table-cell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Gameboy case</text:p>
          </table:table-cell>
          <table:table-cell office:value-type="string" calcext:value-type="string">
            <text:p><text:a xlink:href="https://www.aliexpress.com/item/For-Gameboy-Game-Boy-Original-Console-Shell-Case-Housing-w-Screen-W-Screwdriver/32551491861.html?spm=a2g0s.9042311.0.0.1d014c4dvbn2ze" xlink:type="simple">https://www.aliexpress.com/item/For-Gameboy-Game-Boy-Original-Console-Shell-Case-Housing-w-Screen-W-Screwdriver/32551491861.html?spm=a2g0s.9042311.0.0.1d014c4dvbn2ze</text:a></text:p>
          </table:table-cell>
          <table:table-cell office:value-type="currency" office:currency="USD" office:value="8.35" calcext:value-type="currency">
            <text:p>$8.35</text:p>
          </table:table-cell>
        </table:table-row>
        <table:table-row table:style-name="ro1">
          <table:table-cell office:value-type="string" calcext:value-type="string">
            <text:p>GB cartridge</text:p>
          </table:table-cell>
          <table:table-cell office:value-type="string" calcext:value-type="string">
            <text:p><text:a xlink:href="https://www.aliexpress.com/item/Grey-Clear-Green-Game-Card-Housing-Case-for-GB-GBC-GBA-SP-Game-Cartridge-Case-Housing/32688405906.html?spm=a2g0s.9042311.0.0.1d014c4dvbn2ze" xlink:type="simple">https://www.aliexpress.com/item/Grey-Clear-Green-Game-Card-Housing-Case-for-GB-GBC-GBA-SP-Game-Cartridge-Case-Housing/32688405906.html?spm=a2g0s.9042311.0.0.1d014c4dvbn2ze</text:a></text:p>
          </table:table-cell>
          <table:table-cell office:value-type="currency" office:currency="USD" office:value="1.11" calcext:value-type="currency">
            <text:p>$1.11</text:p>
          </table:table-cell>
        </table:table-row>
        <table:table-row table:style-name="ro1">
          <table:table-cell office:value-type="string" calcext:value-type="string">
            <text:p>volume swtich</text:p>
          </table:table-cell>
          <table:table-cell office:value-type="string" calcext:value-type="string">
            <text:p><text:a xlink:href="https://www.aliexpress.com/item/Replacement-For-G-GB-Classic-Volume-Switch-for-Game-boy-for-GBA-GBC-Motherboard-Potentiometer/32701623412.html?spm=a2g0s.9042311.0.0.1d014c4dvbn2ze" xlink:type="simple">https://www.aliexpress.com/item/Replacement-For-G-GB-Classic-Volume-Switch-for-Game-boy-for-GBA-GBC-Motherboard-Potentiometer/32701623412.html?spm=a2g0s.9042311.0.0.1d014c4dvbn2ze</text:a></text:p>
          </table:table-cell>
          <table:table-cell office:value-type="currency" office:currency="USD" office:value="0.85" calcext:value-type="currency">
            <text:p>$0.85</text:p>
          </table:table-cell>
        </table:table-row>
        <table:table-row table:style-name="ro1">
          <table:table-cell office:value-type="string" calcext:value-type="string">
            <text:p>gameboy lens protector</text:p>
          </table:table-cell>
          <table:table-cell office:value-type="string" calcext:value-type="string">
            <text:p><text:a xlink:href="https://www.aliexpress.com/item/For-Nintendo-Game-Boy-Modded-For-Raspberry-Pi-Zero-Retropie-Clear-Glass-Lens-Protector/32850843668.html?spm=a2g0s.9042311.0.0.1d014c4dvbn2ze" xlink:type="simple">https://www.aliexpress.com/item/For-Nintendo-Game-Boy-Modded-For-Raspberry-Pi-Zero-Retropie-Clear-Glass-Lens-Protector/32850843668.html?spm=a2g0s.9042311.0.0.1d014c4dvbn2ze</text:a></text:p>
          </table:table-cell>
          <table:table-cell office:value-type="currency" office:currency="USD" office:value="2.81" calcext:value-type="currency">
            <text:p>$2.81</text:p>
          </table:table-cell>
        </table:table-row>
        <table:table-row table:style-name="ro1">
          <table:table-cell office:value-type="string" calcext:value-type="string">
            <text:p>3.5mm audio port</text:p>
          </table:table-cell>
          <table:table-cell office:value-type="string" calcext:value-type="string">
            <text:p><text:a xlink:href="https://www.aliexpress.com/item/5PCS-Lot-3-5-Female-Audio-Jack-Daul-Track-Socket-Headphone-Jack-Connector-PJ-358-5pin/32800144358.html?spm=a2g0s.9042311.0.0.1d014c4dvbn2ze" xlink:type="simple">https://www.aliexpress.com/item/5PCS-Lot-3-5-Female-Audio-Jack-Daul-Track-Socket-Headphone-Jack-Connector-PJ-358-5pin/32800144358.html?spm=a2g0s.9042311.0.0.1d014c4dvbn2ze</text:a></text:p>
          </table:table-cell>
          <table:table-cell office:value-type="currency" office:currency="USD" office:value="1.66" calcext:value-type="currency">
            <text:p>$1.66</text:p>
          </table:table-cell>
        </table:table-row>
        <table:table-row table:style-name="ro1">
          <table:table-cell office:value-type="string" calcext:value-type="string">
            <text:p>2x GB speaker</text:p>
          </table:table-cell>
          <table:table-cell office:value-type="string" calcext:value-type="string">
            <text:p><text:a xlink:href="https://www.aliexpress.com/item/2PCS-Replacement-Speaker-Loudspeaker-For-Nintendo-Game-Boy-Original-For-GBO-GB-System-DMG-01-Speakers/32696110119.html?spm=a2g0s.9042311.0.0.1d014c4dvbn2ze" xlink:type="simple">https://www.aliexpress.com/item/2PCS-Replacement-Speaker-Loudspeaker-For-Nintendo-Game-Boy-Original-For-GBO-GB-System-DMG-01-Speakers/32696110119.html?spm=a2g0s.9042311.0.0.1d014c4dvbn2ze</text:a></text:p>
          </table:table-cell>
          <table:table-cell table:style-name="Default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xtra buttons</text:p>
          </table:table-cell>
          <table:table-cell office:value-type="string" calcext:value-type="string">
            <text:p><text:a xlink:href="https://www.aliexpress.com/item/Multi-Color-Buttons-for-Gameboy-Classic-GB-Keypads-for-GBO-DMG-DIY-for-Gameboy-A-B/32576767981.html?spm=a2g0s.9042311.0.0.1d014c4dvbn2ze" xlink:type="simple">https://www.aliexpress.com/item/Multi-Color-Buttons-for-Gameboy-Classic-GB-Keypads-for-GBO-DMG-DIY-for-Gameboy-A-B/32576767981.html?spm=a2g0s.9042311.0.0.1d014c4dvbn2ze</text:a></text:p>
          </table:table-cell>
          <table:table-cell office:value-type="currency" office:currency="USD" office:value="1.17" calcext:value-type="currency">
            <text:p>$1.17</text:p>
          </table:table-cell>
        </table:table-row>
        <table:table-row table:style-name="ro1">
          <table:table-cell office:value-type="string" calcext:value-type="string">
            <text:p>extra rubber conductive buttons</text:p>
          </table:table-cell>
          <table:table-cell office:value-type="string" calcext:value-type="string">
            <text:p><text:a xlink:href="https://www.aliexpress.com/item/Rubber-Conductive-Buttons-A-B-D-pad-for-Game-Boy-Classic-for-GBC-for-GB-for/32727655171.html?spm=a2g0s.9042311.0.0.1d014c4dvbn2ze" xlink:type="simple">https://www.aliexpress.com/item/Rubber-Conductive-Buttons-A-B-D-pad-for-Game-Boy-Classic-for-GBC-for-GB-for/32727655171.html?spm=a2g0s.9042311.0.0.1d014c4dvbn2ze</text:a></text:p>
          </table:table-cell>
          <table:table-cell office:value-type="currency" office:currency="USD" office:value="0.94" calcext:value-type="currency">
            <text:p>$0.94</text:p>
          </table:table-cell>
        </table:table-row>
        <table:table-row table:style-name="ro1">
          <table:table-cell office:value-type="string" calcext:value-type="string">
            <text:p>Raspberry Pi I2C Analog Input Module – ADS1015 4 12-Bit Analog Inputs</text:p>
          </table:table-cell>
          <table:table-cell office:value-type="string" calcext:value-type="string">
            <text:p><text:a xlink:href="https://othermod.com/product/raspberry-pi-analog-input-module/" xlink:type="simple">https://othermod.com/product/raspberry-pi-analog-input-module/</text:a></text:p>
          </table:table-cell>
          <table:table-cell office:value-type="currency" office:currency="USD" office:value="4.95" calcext:value-type="currency">
            <text:p>$4.95</text:p>
          </table:table-cell>
        </table:table-row>
        <table:table-row table:style-name="ro1">
          <table:table-cell office:value-type="string" calcext:value-type="string">
            <text:p>Hight quality Replacement Parts Black 3D Button Analog Joystick for Sony for PSP1000 PSP 1000 PSP-1000 Console</text:p>
          </table:table-cell>
          <table:table-cell office:value-type="string" calcext:value-type="string">
            <text:p><text:a xlink:href="https://www.aliexpress.com/item/Hight-quality-Replacement-Parts-Black-3D-Button-Analog-Joystick-for-Sony-for-PSP1000-PSP-1000-PSP/32821042445.html?spm=a2g0s.9042311.0.0.7f774c4dXfJlZm" xlink:type="simple">https://www.aliexpress.com/item/Hight-quality-Replacement-Parts-Black-3D-Button-Analog-Joystick-for-Sony-for-PSP1000-PSP-1000-PSP/32821042445.html?spm=a2g0s.9042311.0.0.7f774c4dXfJlZm</text:a></text:p>
          </table:table-cell>
          <table:table-cell office:value-type="currency" office:currency="USD" office:value="1.79" calcext:value-type="currency">
            <text:p>$1.79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formula="of:=SUM([.C1:.C18])" office:value-type="float" office:value="91.08" calcext:value-type="float">
            <text:p>91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09:12:57.596021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48:58.426849754</meta:creation-date>
    <meta:generator>LibreOffice/5.1.6.2$Linux_X86_64 LibreOffice_project/10m0$Build-2</meta:generator>
    <dc:date>2018-05-25T09:18:59.667467063</dc:date>
    <meta:editing-duration>PT14M3S</meta:editing-duration>
    <meta:editing-cycles>4</meta:editing-cycles>
    <meta:document-statistic meta:table-count="1" meta:cell-count="49" meta:object-count="0"/>
  </office:meta>
</office:document-meta>
</file>